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officeooo:rsid="0014b5a7" officeooo:paragraph-rsid="0014b5a7"/>
    </style:style>
    <style:style style:name="P2" style:family="paragraph" style:parent-style-name="Standard">
      <style:text-properties officeooo:paragraph-rsid="001724c8"/>
    </style:style>
    <style:style style:name="P3" style:family="paragraph" style:parent-style-name="Standard">
      <style:text-properties style:font-name="Calibri" officeooo:rsid="001724c8" officeooo:paragraph-rsid="001724c8"/>
    </style:style>
    <style:style style:name="P4" style:family="paragraph" style:parent-style-name="Standard">
      <style:text-properties style:font-name="Calibri" officeooo:rsid="00195813" officeooo:paragraph-rsid="00195813"/>
    </style:style>
    <style:style style:name="P5" style:family="paragraph" style:parent-style-name="Standard">
      <style:text-properties style:font-name="Calibri" officeooo:rsid="001ac43a" officeooo:paragraph-rsid="001ac43a"/>
    </style:style>
    <style:style style:name="T1" style:family="text">
      <style:text-properties fo:color="#000000" loext:opacity="100%"/>
    </style:style>
    <style:style style:name="T2" style:family="text">
      <style:text-properties fo:color="#000000" loext:opacity="100%" style:font-name="Calibri" officeooo:rsid="0014b5a7"/>
    </style:style>
    <style:style style:name="T3" style:family="text">
      <style:text-properties fo:color="#000000" loext:opacity="100%" style:font-name="Calibri" officeooo:rsid="0016269a"/>
    </style:style>
    <style:style style:name="T4" style:family="text">
      <style:text-properties fo:color="#000000" loext:opacity="100%" style:font-name="Calibri" officeooo:rsid="001724c8"/>
    </style:style>
    <style:style style:name="T5" style:family="text">
      <style:text-properties fo:color="#000000" loext:opacity="100%" officeooo:rsid="00176658"/>
    </style:style>
    <style:style style:name="T6" style:family="text">
      <style:text-properties fo:color="#000000" loext:opacity="100%" officeooo:rsid="001c8b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oronderzoek museum online</text:p>
      <text:p text:style-name="P1"/>
      <text:p text:style-name="P1">Ons spreekt het scheepsvaart museum het meest aan omdat het zag er het leukst uit van alle musea. <text:span text:style-name="T1">Boten interesseren ons wel. De geschiedenis van Nederland en boten is erg nauw verbonden. Boten zijn erg cool, ik vraag me af hoe ze gemaakt zijn daarom gaan we daarheen.</text:span></text:p>
      <text:p text:style-name="P2"><text:span text:style-name="T2">We </text:span><text:span text:style-name="T3">zijn</text:span><text:span text:style-name="T2"> erg geïnteres</text:span><text:span text:style-name="T3">s</text:span><text:span text:style-name="T2">eerd in de geschiedenis van boten daarom gaan we er ook heen. </text:span><text:span text:style-name="T3">Er is ook veel te zien over de VOC </text:span><text:span text:style-name="T4">(Verenigde Oost-Indische Compagnie)</text:span><text:span text:style-name="T3"> zoals hun boten en specerijen. Walvissen zijn ook interessante dieren. Het zijn een soort levende onderzeeërs. </text:span></text:p>
      <text:p text:style-name="P3"><text:span text:style-name="T1">We hebben het <text:s/>stedelijk museum niet gekozen vanwege de website die was namelijk erg onoverzichtelijk en we konden niet echt informatie vinden op de site. Onze ogen deden pijn door het design van de website. Het rijksmuseum was te groot en we zijn er al te vaak geweest. Ook zijn schilderijen niet echt het bijzonderste wat er is. Boten zijn veel cooler. Het van Gogh museum is gewoon het rijksmuseum maar dan van maar een schilder wat het automatisch het slechtste maakt. Ook was het te duur. Het Amsterdam museum leek ons ook niet echt heel leuk want de geschiedenis van Amsterdam </text:span><text:span text:style-name="T5">kan ook op een website staan.</text:span></text:p>
      <text:p text:style-name="P3"><text:span text:style-name="T5"/></text:p>
      <text:p text:style-name="P4"><text:span text:style-name="T5">V</text:span><text:span text:style-name="T1">ooronderzoek landing pages</text:span></text:p>
      <text:p text:style-name="P4"><text:span text:style-name="T1"/></text:p>
      <text:p text:style-name="P5"><text:span text:style-name="T1">1. samsung</text:span></text:p>
      <text:p text:style-name="P5"><text:span text:style-name="T1">De samsung landing page </text:span><text:span text:style-name="T6">ziet er wel mooi uit</text:span></text:p>
      <text:p text:style-name="P5"><text:span text:style-name="T1">2. raycon</text:span></text:p>
      <text:p text:style-name="P5"><text:span text:style-name="T1"/></text:p>
      <text:p text:style-name="P5"><text:span text:style-name="T1">3. nintendo</text:span></text:p>
      <text:p text:style-name="P5"><text:span text:style-name="T1"/></text:p>
      <text:p text:style-name="P5"><text:span text:style-name="T1">4. asus</text:span></text:p>
      <text:p text:style-name="P5"><text:span text:style-name="T1"/></text:p>
      <text:p text:style-name="P5"><text:span text:style-name="T1">5. mediamark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nl" fo:country="N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nl" fo:country="N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2T10:45:01.346000000</dc:date>
    <meta:editing-duration>PT4M4S</meta:editing-duration>
    <meta:editing-cycles>2</meta:editing-cycles>
    <meta:generator>LibreOffice/7.2.0.4$Windows_X86_64 LibreOffice_project/9a9c6381e3f7a62afc1329bd359cc48accb6435b</meta:generator>
    <meta:document-statistic meta:table-count="0" meta:image-count="0" meta:object-count="0" meta:page-count="1" meta:paragraph-count="11" meta:word-count="224" meta:character-count="1294" meta:non-whitespace-character-count="1079"/>
  </office:meta>
</office:document-meta>
</file>